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/>
      <style:text-properties fo:color="#ffffff" fo:font-family="'DejaVu Sans Condensed'" style:font-family-generic="swiss" style:font-pitch="variable" fo:font-size="60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DejaVu Sans Condensed'" style:font-family-generic="swiss" style:font-pitch="variable" fo:font-size="60pt" fo:font-style="normal" fo:font-weight="bold"/>
    </style:style>
    <style:style style:name="T2" style:family="text">
      <style:text-properties fo:color="#ffffff" style:text-outline="false" style:text-line-through-style="none" fo:font-family="'DejaVu Sans Condensed'" style:font-family-generic="swiss" style:font-pitch="variable" fo:font-size="60pt" fo:language="es" fo:country="ES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emu Bogu, Królowi,</text:span><text:span text:style-name="T1"><text:line-break/></text:span><text:span text:style-name="T1">będę śpiewał tę pieśń,</text:span><text:span text:style-name="T1"><text:line-break/></text:span><text:span text:style-name="T1">Teraz, zawsze, na wieki,</text:span><text:span text:style-name="T1"><text:line-break/></text:span><text:span text:style-name="T1">amen. /x2</text:span><text:span text:style-name="T1"><text:line-break/></text:span><text:span text:style-name="T1"><text:line-break/></text:span><text:span text:style-name="T2">Alleluja, alleluja,</text:span><text:span text:style-name="T2"><text:line-break/></text:span><text:span text:style-name="T2">alleluja, amen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wsze będę śpiewał:</text:span><text:span text:style-name="T1"><text:line-break/></text:span><text:span text:style-name="T1">Jezus Królem jest</text:span><text:span text:style-name="T1"><text:line-break/></text:span><text:span text:style-name="T1">Jezus Królem moim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3-29T14:20:31</meta:creation-date>
    <dc:date>2016-04-11T19:27:21.44</dc:date>
    <dc:language>pl-PL</dc:language>
    <meta:editing-cycles>12</meta:editing-cycles>
    <meta:editing-duration>PT55M41S</meta:editing-duration>
    <dc:creator>Woda Życia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